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0603" officeooo:paragraph-rsid="000e060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import java.util.ArrayList;</text:p>
      <text:p text:style-name="P1"/>
      <text:p text:style-name="P1">// Clase abstracta Shape (Figura)</text:p>
      <text:p text:style-name="P1">abstract class Shape {</text:p>
      <text:p text:style-name="P1"><text:s text:c="4"/>abstract void draw(); // Método abstracto para dibujar</text:p>
      <text:p text:style-name="P1"><text:s text:c="4"/>abstract void erase(); // Método abstracto para borrar</text:p>
      <text:p text:style-name="P1">}</text:p>
      <text:p text:style-name="P1"/>
      <text:p text:style-name="P1">// Clase Square (Cadrado) que extiende de Shape</text:p>
      <text:p text:style-name="P1">class Square extends Shape {</text:p>
      <text:p text:style-name="P1"><text:s text:c="4"/>@Override</text:p>
      <text:p text:style-name="P1"><text:s text:c="4"/>void draw() {</text:p>
      <text:p text:style-name="P1"><text:s text:c="8"/>System.out.println("Dibujando cadrado");</text:p>
      <text:p text:style-name="P1"><text:s text:c="4"/>}</text:p>
      <text:p text:style-name="P1"/>
      <text:p text:style-name="P1"><text:s text:c="4"/>@Override</text:p>
      <text:p text:style-name="P1"><text:s text:c="4"/>void erase() {</text:p>
      <text:p text:style-name="P1"><text:s text:c="8"/>System.out.println("Borrando cadrado");</text:p>
      <text:p text:style-name="P1"><text:s text:c="4"/>}</text:p>
      <text:p text:style-name="P1">}</text:p>
      <text:p text:style-name="P1"/>
      <text:p text:style-name="P1">// Clase Triangle (Triángulo) que extiende de Shape</text:p>
      <text:p text:style-name="P1">class Triangle extends Shape {</text:p>
      <text:p text:style-name="P1"><text:s text:c="4"/>@Override</text:p>
      <text:p text:style-name="P1"><text:s text:c="4"/>void draw() {</text:p>
      <text:p text:style-name="P1"><text:s text:c="8"/>System.out.println("Dibujando triángulo");</text:p>
      <text:p text:style-name="P1"><text:s text:c="4"/>}</text:p>
      <text:p text:style-name="P1"/>
      <text:p text:style-name="P1"><text:s text:c="4"/>@Override</text:p>
      <text:p text:style-name="P1"><text:s text:c="4"/>void erase() {</text:p>
      <text:p text:style-name="P1"><text:s text:c="8"/>System.out.println("Borrando triángulo");</text:p>
      <text:p text:style-name="P1"><text:s text:c="4"/>}</text:p>
      <text:p text:style-name="P1">}</text:p>
      <text:p text:style-name="P1"/>
      <text:p text:style-name="P1">// Clase Circle (Círculo) que extiende de Shape</text:p>
      <text:p text:style-name="P1">class Circle extends Shape {</text:p>
      <text:p text:style-name="P1"><text:s text:c="4"/>@Override</text:p>
      <text:p text:style-name="P1"><text:s text:c="4"/>void draw() {</text:p>
      <text:p text:style-name="P1"><text:s text:c="8"/>System.out.println("Dibujando círculo");</text:p>
      <text:p text:style-name="P1"><text:s text:c="4"/>}</text:p>
      <text:p text:style-name="P1"/>
      <text:p text:style-name="P1"><text:s text:c="4"/>@Override</text:p>
      <text:p text:style-name="P1"><text:s text:c="4"/>void erase() {</text:p>
      <text:p text:style-name="P1"><text:s text:c="8"/>System.out.println("Borrando círculo");</text:p>
      <text:p text:style-name="P1"><text:s text:c="4"/>}</text:p>
      <text:p text:style-name="P1">}</text:p>
      <text:p text:style-name="P1"/>
      <text:p text:style-name="P1">// Clase Board (Encerado)</text:p>
      <text:p text:style-name="P1">class Board {</text:p>
      <text:p text:style-name="P1"><text:s text:c="4"/>private ArrayList&lt;Shape&gt; shapes = new ArrayList&lt;&gt;(); // ArrayList de figuras</text:p>
      <text:p text:style-name="P1"/>
      <text:p text:style-name="P1"><text:soft-page-break/><text:s text:c="4"/>// Método para añadir figura al ArrayList</text:p>
      <text:p text:style-name="P1"><text:s text:c="4"/>void addShape(Shape shape) {</text:p>
      <text:p text:style-name="P1"><text:s text:c="8"/>shapes.add(shape);</text:p>
      <text:p text:style-name="P1"><text:s text:c="8"/>shape.draw(); // Llama al método draw() de la figura</text:p>
      <text:p text:style-name="P1"><text:s text:c="4"/>}</text:p>
      <text:p text:style-name="P1"/>
      <text:p text:style-name="P1"><text:s text:c="4"/>// Método para borrar todas las figuras del ArrayList</text:p>
      <text:p text:style-name="P1"><text:s text:c="4"/>void clearBoard() {</text:p>
      <text:p text:style-name="P1"><text:s text:c="8"/>for (Shape shape : shapes) {</text:p>
      <text:p text:style-name="P1"><text:s text:c="12"/>shape.erase(); // Llama al método erase() de la figura</text:p>
      <text:p text:style-name="P1"><text:s text:c="8"/>}</text:p>
      <text:p text:style-name="P1"><text:s text:c="8"/>shapes.clear(); // Borra todas las figuras del ArrayList</text:p>
      <text:p text:style-name="P1"><text:s text:c="4"/>}</text:p>
      <text:p text:style-name="P1">}</text:p>
      <text:p text:style-name="P1"/>
      <text:p text:style-name="P1">// Clase PaintingSession (Sesión de pintura) para probar el funcionamiento</text:p>
      <text:p text:style-name="P1">public class PaintingSession {</text:p>
      <text:p text:style-name="P1"><text:s text:c="4"/>public static void main(String[] args) {</text:p>
      <text:p text:style-name="P1"><text:s text:c="8"/>// Crear instancia de Board</text:p>
      <text:p text:style-name="P1"><text:s text:c="8"/>Board board = new Board();</text:p>
      <text:p text:style-name="P1"/>
      <text:p text:style-name="P1"><text:s text:c="8"/>// Añadir varias figuras al encerado</text:p>
      <text:p text:style-name="P1"><text:s text:c="8"/>board.addShape(new Square());</text:p>
      <text:p text:style-name="P1"><text:s text:c="8"/>board.addShape(new Triangle());</text:p>
      <text:p text:style-name="P1"><text:s text:c="8"/>board.addShape(new Circle());</text:p>
      <text:p text:style-name="P1"/>
      <text:p text:style-name="P1"><text:s text:c="8"/>// Borrar todas las figuras del encerado</text:p>
      <text:p text:style-name="P1"><text:s text:c="8"/>board.clearBoard();</text:p>
      <text:p text:style-name="P1"><text:s text:c="4"/>}</text:p>
      <text:p text:style-name="P1">}</text:p>
      <text:p text:style-name="P1"/>
      <text:p text:style-name="P1">2.</text:p>
      <text:p text:style-name="P1">import java.awt.Color;</text:p>
      <text:p text:style-name="P1"/>
      <text:p text:style-name="P1">// Interfaz Coloreable</text:p>
      <text:p text:style-name="P1">interface Coloreable {</text:p>
      <text:p text:style-name="P1"><text:s text:c="4"/>void setColor(Color c); // Método para cambiar el color del objeto</text:p>
      <text:p text:style-name="P1"><text:s text:c="4"/>Color getColor(); // Método para obtener el color del objeto</text:p>
      <text:p text:style-name="P1">}</text:p>
      <text:p text:style-name="P1"/>
      <text:p text:style-name="P1">// Clase abstracta Shape (Figura) que implementa la interfaz Coloreable</text:p>
      <text:p text:style-name="P1">abstract class Shape implements Coloreable {</text:p>
      <text:p text:style-name="P1"><text:s text:c="4"/>private Color color; // Atributo para almacenar el color de la figura</text:p>
      <text:p text:style-name="P1"/>
      <text:p text:style-name="P1"><text:s text:c="4"/>// Constructor de Shape</text:p>
      <text:p text:style-name="P1"><text:s text:c="4"/>public Shape() {</text:p>
      <text:p text:style-name="P1"><text:s text:c="8"/>this.color = Color.BLACK; // Color por defecto: negro</text:p>
      <text:p text:style-name="P1"><text:s text:c="4"/>}</text:p>
      <text:p text:style-name="P1"/>
      <text:p text:style-name="P1"><text:s text:c="4"/>// Implementación de los métodos de la interfaz Coloreable</text:p>
      <text:p text:style-name="P1"><text:s text:c="4"/>@Override</text:p>
      <text:p text:style-name="P1"><text:s text:c="4"/>public void setColor(Color c) {</text:p>
      <text:p text:style-name="P1"><text:soft-page-break/><text:s text:c="8"/>this.color = c;</text:p>
      <text:p text:style-name="P1"><text:s text:c="4"/>}</text:p>
      <text:p text:style-name="P1"/>
      <text:p text:style-name="P1"><text:s text:c="4"/>@Override</text:p>
      <text:p text:style-name="P1"><text:s text:c="4"/>public Color getColor() {</text:p>
      <text:p text:style-name="P1"><text:s text:c="8"/>return this.color;</text:p>
      <text:p text:style-name="P1"><text:s text:c="4"/>}</text:p>
      <text:p text:style-name="P1"/>
      <text:p text:style-name="P1"><text:s text:c="4"/>// Métodos abstractos de la clase Shape</text:p>
      <text:p text:style-name="P1"><text:s text:c="4"/>abstract void draw(); // Método abstracto para dibujar</text:p>
      <text:p text:style-name="P1"><text:s text:c="4"/>abstract void erase(); // Método abstracto para borrar</text:p>
      <text:p text:style-name="P1">}</text:p>
      <text:p text:style-name="P1"/>
      <text:p text:style-name="P1">// Resto del código sigue igual...</text:p>
      <text:p text:style-name="P1"/>
      <text:p text:style-name="P1">// Clase Square (Cadrado) que extiende de Shape</text:p>
      <text:p text:style-name="P1">class Square extends Shape {</text:p>
      <text:p text:style-name="P1"><text:s text:c="4"/>// Implementación de los métodos abstractos</text:p>
      <text:p text:style-name="P1"><text:s text:c="4"/>@Override</text:p>
      <text:p text:style-name="P1"><text:s text:c="4"/>void draw() {</text:p>
      <text:p text:style-name="P1"><text:s text:c="8"/>System.out.println("Dibujando cadrado de color " + getColor());</text:p>
      <text:p text:style-name="P1"><text:s text:c="4"/>}</text:p>
      <text:p text:style-name="P1"/>
      <text:p text:style-name="P1"><text:s text:c="4"/>@Override</text:p>
      <text:p text:style-name="P1"><text:s text:c="4"/>void erase() {</text:p>
      <text:p text:style-name="P1"><text:s text:c="8"/>System.out.println("Borrando cadrado de color " + getColor());</text:p>
      <text:p text:style-name="P1"><text:s text:c="4"/>}</text:p>
      <text:p text:style-name="P1">}</text:p>
      <text:p text:style-name="P1"/>
      <text:p text:style-name="P1">// Clase Triangle (Triángulo) que extiende de Shape</text:p>
      <text:p text:style-name="P1">class Triangle extends Shape {</text:p>
      <text:p text:style-name="P1"><text:s text:c="4"/>// Implementación de los métodos abstractos</text:p>
      <text:p text:style-name="P1"><text:s text:c="4"/>@Override</text:p>
      <text:p text:style-name="P1"><text:s text:c="4"/>void draw() {</text:p>
      <text:p text:style-name="P1"><text:s text:c="8"/>System.out.println("Dibujando triángulo de color " + getColor());</text:p>
      <text:p text:style-name="P1"><text:s text:c="4"/>}</text:p>
      <text:p text:style-name="P1"/>
      <text:p text:style-name="P1"><text:s text:c="4"/>@Override</text:p>
      <text:p text:style-name="P1"><text:s text:c="4"/>void erase() {</text:p>
      <text:p text:style-name="P1"><text:s text:c="8"/>System.out.println("Borrando triángulo de color " + getColor());</text:p>
      <text:p text:style-name="P1"><text:s text:c="4"/>}</text:p>
      <text:p text:style-name="P1">}</text:p>
      <text:p text:style-name="P1"/>
      <text:p text:style-name="P1">// Clase Circle (Círculo) que extiende de Shape</text:p>
      <text:p text:style-name="P1">class Circle extends Shape {</text:p>
      <text:p text:style-name="P1"><text:s text:c="4"/>// Implementación de los métodos abstractos</text:p>
      <text:p text:style-name="P1"><text:s text:c="4"/>@Override</text:p>
      <text:p text:style-name="P1"><text:s text:c="4"/>void draw() {</text:p>
      <text:p text:style-name="P1"><text:s text:c="8"/>System.out.println("Dibujando círculo de color " + getColor());</text:p>
      <text:p text:style-name="P1"><text:s text:c="4"/>}</text:p>
      <text:p text:style-name="P1"/>
      <text:p text:style-name="P1"><text:s text:c="4"/>@Override</text:p>
      <text:p text:style-name="P1"><text:soft-page-break/><text:s text:c="4"/>void erase() {</text:p>
      <text:p text:style-name="P1"><text:s text:c="8"/>System.out.println("Borrando círculo de color " + getColor());</text:p>
      <text:p text:style-name="P1"><text:s text:c="4"/>}</text:p>
      <text:p text:style-name="P1">}</text:p>
      <text:p text:style-name="P1"/>
      <text:p text:style-name="P1">// Resto del código sigue igual…</text:p>
      <text:p text:style-name="P1"/>
      <text:p text:style-name="P1">3.</text:p>
      <text:p text:style-name="P1">// Interfaz Speaker</text:p>
      <text:p text:style-name="P1">interface Speaker {</text:p>
      <text:p text:style-name="P1"><text:s text:c="4"/>void speak();</text:p>
      <text:p text:style-name="P1">}</text:p>
      <text:p text:style-name="P1"/>
      <text:p text:style-name="P1">// Clase Person</text:p>
      <text:p text:style-name="P1">class Person {</text:p>
      <text:p text:style-name="P1"><text:s text:c="4"/>protected String name;</text:p>
      <text:p text:style-name="P1"><text:s text:c="4"/>protected int age;</text:p>
      <text:p text:style-name="P1"/>
      <text:p text:style-name="P1"><text:s text:c="4"/>public Person(String name, int age) {</text:p>
      <text:p text:style-name="P1"><text:s text:c="8"/>this.name = name;</text:p>
      <text:p text:style-name="P1"><text:s text:c="8"/>this.age = age;</text:p>
      <text:p text:style-name="P1"><text:s text:c="4"/>}</text:p>
      <text:p text:style-name="P1">}</text:p>
      <text:p text:style-name="P1"/>
      <text:p text:style-name="P1">// Clase Student que hereda de Person e implementa Speaker</text:p>
      <text:p text:style-name="P1">class Student extends Person implements Speaker {</text:p>
      <text:p text:style-name="P1"><text:s text:c="4"/>private String career;</text:p>
      <text:p text:style-name="P1"><text:s text:c="4"/>private int course;</text:p>
      <text:p text:style-name="P1"/>
      <text:p text:style-name="P1"><text:s text:c="4"/>public Student(String name, int age, String career, int course) {</text:p>
      <text:p text:style-name="P1"><text:s text:c="8"/>super(name, age);</text:p>
      <text:p text:style-name="P1"><text:s text:c="8"/>this.career = career;</text:p>
      <text:p text:style-name="P1"><text:s text:c="8"/>this.course = course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ystem.out.println("Ola, son un ALUMNO e sei falar.");</text:p>
      <text:p text:style-name="P1"><text:s text:c="8"/>System.out.println(" <text:s text:c="2"/>Nome: " + name + " <text:s text:c="2"/>Idade: " + age);</text:p>
      <text:p text:style-name="P1"><text:s text:c="8"/>System.out.println(" <text:s text:c="2"/>Carreira: " + career + " <text:s text:c="3"/>Curso: " + course);</text:p>
      <text:p text:style-name="P1"><text:s text:c="4"/>}</text:p>
      <text:p text:style-name="P1">}</text:p>
      <text:p text:style-name="P1"/>
      <text:p text:style-name="P1">// Clase Teacher que hereda de Person e implementa Speaker</text:p>
      <text:p text:style-name="P1">class Teacher extends Person implements Speaker {</text:p>
      <text:p text:style-name="P1"><text:s text:c="4"/>private String office;</text:p>
      <text:p text:style-name="P1"><text:s text:c="4"/>private String email;</text:p>
      <text:p text:style-name="P1"/>
      <text:p text:style-name="P1"><text:s text:c="4"/>public Teacher(String name, int age, String office, String email) {</text:p>
      <text:p text:style-name="P1"><text:s text:c="8"/>super(name, age);</text:p>
      <text:p text:style-name="P1"><text:s text:c="8"/>this.office = office;</text:p>
      <text:p text:style-name="P1"><text:s text:c="8"/>this.email = email;</text:p>
      <text:p text:style-name="P1"><text:soft-page-break/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ystem.out.println("Ola, son un PROFESOR e sei falar.");</text:p>
      <text:p text:style-name="P1"><text:s text:c="8"/>System.out.println(" <text:s text:c="2"/>Nome: " + name + " <text:s text:c="2"/>Idade: " + age);</text:p>
      <text:p text:style-name="P1"><text:s text:c="8"/>System.out.println(" <text:s text:c="2"/>Despacho: " + office + " Email: " + email);</text:p>
      <text:p text:style-name="P1"><text:s text:c="4"/>}</text:p>
      <text:p text:style-name="P1">}</text:p>
      <text:p text:style-name="P1"/>
      <text:p text:style-name="P1">// Clase Concierge que hereda de Person e implementa Speaker</text:p>
      <text:p text:style-name="P1">class Concierge extends Person implements Speaker {</text:p>
      <text:p text:style-name="P1"><text:s text:c="4"/>private String turn;</text:p>
      <text:p text:style-name="P1"><text:s text:c="4"/>private int seniority;</text:p>
      <text:p text:style-name="P1"/>
      <text:p text:style-name="P1"><text:s text:c="4"/>public Concierge(String name, int age, String turn, int seniority) {</text:p>
      <text:p text:style-name="P1"><text:s text:c="8"/>super(name, age);</text:p>
      <text:p text:style-name="P1"><text:s text:c="8"/>this.turn = turn;</text:p>
      <text:p text:style-name="P1"><text:s text:c="8"/>this.seniority = seniority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ystem.out.println("Ola, son un BEDEL e sei falar.");</text:p>
      <text:p text:style-name="P1"><text:s text:c="8"/>System.out.println(" <text:s text:c="2"/>Nome: " + name + " <text:s text:c="3"/>Idade: " + age);</text:p>
      <text:p text:style-name="P1"><text:s text:c="8"/>System.out.println(" <text:s text:c="2"/>Turno: " + turn + " <text:s text:c="3"/>Antiguidade: " + seniority);</text:p>
      <text:p text:style-name="P1"><text:s text:c="4"/>}</text:p>
      <text:p text:style-name="P1">}</text:p>
      <text:p text:style-name="P1"/>
      <text:p text:style-name="P1">// Clase Device que implementa Speaker</text:p>
      <text:p text:style-name="P1">class Device implements Speaker {</text:p>
      <text:p text:style-name="P1"><text:s text:c="4"/>protected int consumption;</text:p>
      <text:p text:style-name="P1"><text:s text:c="4"/>protected int price;</text:p>
      <text:p text:style-name="P1"/>
      <text:p text:style-name="P1"><text:s text:c="4"/>public Device(int consumption, int price) {</text:p>
      <text:p text:style-name="P1"><text:s text:c="8"/>this.consumption = consumption;</text:p>
      <text:p text:style-name="P1"><text:s text:c="8"/>this.price = price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ystem.out.println("Ola, son unha " + this.getClass().getSimpleName() + " e sei falar.");</text:p>
      <text:p text:style-name="P1"><text:s text:c="8"/>System.out.println(" <text:s text:c="2"/>Consumo: " + consumption + " <text:s text:c="3"/>Prezo: " + price);</text:p>
      <text:p text:style-name="P1"><text:s text:c="4"/>}</text:p>
      <text:p text:style-name="P1">}</text:p>
      <text:p text:style-name="P1"/>
      <text:p text:style-name="P1">// Clase TV que hereda de Device</text:p>
      <text:p text:style-name="P1">class TV extends Device {</text:p>
      <text:p text:style-name="P1"><text:s text:c="4"/>private boolean teletext;</text:p>
      <text:p text:style-name="P1"><text:s text:c="4"/>private int inches;</text:p>
      <text:p text:style-name="P1"/>
      <text:p text:style-name="P1"><text:s text:c="4"/>public TV(int consumption, int price, boolean teletext, int inches) {</text:p>
      <text:p text:style-name="P1"><text:soft-page-break/><text:s text:c="8"/>super(consumption, price);</text:p>
      <text:p text:style-name="P1"><text:s text:c="8"/>this.teletext = teletext;</text:p>
      <text:p text:style-name="P1"><text:s text:c="8"/>this.inches = inches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uper.speak();</text:p>
      <text:p text:style-name="P1"><text:s text:c="8"/>System.out.println(" <text:s text:c="2"/>Teletexto: " + (teletext ? "Si" : "No") + " <text:s text:c="2"/>Polgadas: " + inches);</text:p>
      <text:p text:style-name="P1"><text:s text:c="4"/>}</text:p>
      <text:p text:style-name="P1">}</text:p>
      <text:p text:style-name="P1"/>
      <text:p text:style-name="P1">// Clase Radio que hereda de Device</text:p>
      <text:p text:style-name="P1">class Radio extends Device {</text:p>
      <text:p text:style-name="P1"><text:s text:c="4"/>private boolean casette;</text:p>
      <text:p text:style-name="P1"><text:s text:c="4"/>private int power;</text:p>
      <text:p text:style-name="P1"/>
      <text:p text:style-name="P1"><text:s text:c="4"/>public Radio(int consumption, int price, boolean casette, int power) {</text:p>
      <text:p text:style-name="P1"><text:s text:c="8"/>super(consumption, price);</text:p>
      <text:p text:style-name="P1"><text:s text:c="8"/>this.casette = casette;</text:p>
      <text:p text:style-name="P1"><text:s text:c="8"/>this.power = power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uper.speak();</text:p>
      <text:p text:style-name="P1"><text:s text:c="8"/>System.out.println(" <text:s text:c="2"/>Casette: " + (casette ? "Si" : "No") + " <text:s text:c="2"/>Potencia: " + power);</text:p>
      <text:p text:style-name="P1"><text:s text:c="4"/>}</text:p>
      <text:p text:style-name="P1">}</text:p>
      <text:p text:style-name="P1"/>
      <text:p text:style-name="P1">// Programa principal</text:p>
      <text:p text:style-name="P1">public class Main {</text:p>
      <text:p text:style-name="P1"><text:s text:c="4"/>public static void main(String[] args) {</text:p>
      <text:p text:style-name="P1"><text:s text:c="8"/>// Crear un array de 7 posiciones para objetos con capacidad de hablar</text:p>
      <text:p text:style-name="P1"><text:s text:c="8"/>Speaker[] speakers = new Speaker[7];</text:p>
      <text:p text:style-name="P1"/>
      <text:p text:style-name="P1"><text:s text:c="8"/>// Crear objetos y asignar valores a los atributos</text:p>
      <text:p text:style-name="P1"><text:s text:c="8"/>speakers[0] = new Parrot("Macho", 2, "Europa", "Azul");</text:p>
      <text:p text:style-name="P1"><text:s text:c="8"/>speakers[1] = new Tweety("Macho", 6, "Na ducha", 10);</text:p>
      <text:p text:style-name="P1"><text:s text:c="8"/>speakers[2] = new Student("Marta", 22, "Informatica", 3);</text:p>
      <text:p text:style-name="P1"><text:s text:c="8"/>speakers[3] = new Teacher("Jesus", 35, "555-D", "txus@iesteis.es");</text:p>
      <text:p text:style-name="P1"><text:s text:c="8"/>speakers[4] = new Concierge("Dani", 40, "Tarde", 10);</text:p>
      <text:p text:style-name="P1"><text:s text:c="8"/>speakers[5] = new TV(100, 30000, true, 28);</text:p>
      <text:p text:style-name="P1"><text:s text:c="8"/>speakers[6] = new Radio(50, 15000, false, 2);</text:p>
      <text:p text:style-name="P1"/>
      <text:p text:style-name="P1"><text:s text:c="8"/>// Recorrer el array y llamar al método "speak()" sobre cada objeto</text:p>
      <text:p text:style-name="P1"><text:s text:c="8"/>for (Speaker speaker : speakers) {</text:p>
      <text:p text:style-name="P1"><text:s text:c="12"/>speaker.speak();</text:p>
      <text:p text:style-name="P1"><text:s text:c="12"/>System.out.println(); // Separador entre mensajes</text:p>
      <text:p text:style-name="P1"><text:s text:c="8"/>}</text:p>
      <text:p text:style-name="P1"><text:s text:c="4"/>}</text:p>
      <text:p text:style-name="P1">}</text:p>
      <text:p text:style-name="P1"><text:soft-page-break/></text:p>
      <text:p text:style-name="P1">// Clase Parrot que hereda de Bird y implementa Speaker</text:p>
      <text:p text:style-name="P1">class Parrot extends Bird implements Speaker {</text:p>
      <text:p text:style-name="P1"><text:s text:c="4"/>private String region;</text:p>
      <text:p text:style-name="P1"><text:s text:c="4"/>private String color;</text:p>
      <text:p text:style-name="P1"/>
      <text:p text:style-name="P1"><text:s text:c="4"/>public Parrot(String sex, int age, String region, String color) {</text:p>
      <text:p text:style-name="P1"><text:s text:c="8"/>super(sex, age);</text:p>
      <text:p text:style-name="P1"><text:s text:c="8"/>this.region = region;</text:p>
      <text:p text:style-name="P1"><text:s text:c="8"/>this.color = color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ystem.out.println("Ola, son un LORO e sei falar.");</text:p>
      <text:p text:style-name="P1"><text:s text:c="8"/>System.out.println(" <text:s text:c="2"/>Sexo: " + sex + " <text:s text:c="4"/>Idade: " + age);</text:p>
      <text:p text:style-name="P1"><text:s text:c="8"/>System.out.println(" <text:s text:c="2"/>Rexion: " + region + " <text:s/>Cor: " + color);</text:p>
      <text:p text:style-name="P1"><text:s text:c="4"/>}</text:p>
      <text:p text:style-name="P1">}</text:p>
      <text:p text:style-name="P1"/>
      <text:p text:style-name="P1">// Clase Tweety que hereda de Bird y implementa Speaker</text:p>
      <text:p text:style-name="P1">class Tweety extends Bird implements Speaker {</text:p>
      <text:p text:style-name="P1"><text:s text:c="4"/>private String sing;</text:p>
      <text:p text:style-name="P1"><text:s text:c="4"/>private int numberOfFilms;</text:p>
      <text:p text:style-name="P1"/>
      <text:p text:style-name="P1"><text:s text:c="4"/>public Tweety(String sex, int age, String sing, int numberOfFilms) {</text:p>
      <text:p text:style-name="P1"><text:s text:c="8"/>super(sex, age);</text:p>
      <text:p text:style-name="P1"><text:s text:c="8"/>this.sing = sing;</text:p>
      <text:p text:style-name="P1"><text:s text:c="8"/>this.numberOfFilms = numberOfFilms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 text:c="8"/>System.out.println("Ola, son PIOLIN e sei falar.");</text:p>
      <text:p text:style-name="P1"><text:s text:c="8"/>System.out.println(" <text:s text:c="2"/>Sexo: " + sex + " <text:s text:c="4"/>Idade: " + age);</text:p>
      <text:p text:style-name="P1"><text:s text:c="8"/>System.out.println(" <text:s text:c="2"/>Canta: " + sing + " <text:s text:c="5"/>Peliculas: " + numberOfFilms);</text:p>
      <text:p text:style-name="P1"><text:s text:c="4"/>}</text:p>
      <text:p text:style-name="P1">}</text:p>
      <text:p text:style-name="P1"/>
      <text:p text:style-name="P1">// Clase Bird que implementa Speaker</text:p>
      <text:p text:style-name="P1">class Bird implements Speaker {</text:p>
      <text:p text:style-name="P1"><text:s text:c="4"/>protected String sex;</text:p>
      <text:p text:style-name="P1"><text:s text:c="4"/>protected int age;</text:p>
      <text:p text:style-name="P1"/>
      <text:p text:style-name="P1"><text:s text:c="4"/>public Bird(String sex, int age) {</text:p>
      <text:p text:style-name="P1"><text:s text:c="8"/>this.sex = sex;</text:p>
      <text:p text:style-name="P1"><text:s text:c="8"/>this.age = age;</text:p>
      <text:p text:style-name="P1"><text:s text:c="4"/>}</text:p>
      <text:p text:style-name="P1"/>
      <text:p text:style-name="P1"><text:s text:c="4"/>@Override</text:p>
      <text:p text:style-name="P1"><text:s text:c="4"/>public void speak() {</text:p>
      <text:p text:style-name="P1"><text:soft-page-break/><text:s text:c="8"/>// Método por defecto de la interfaz, se puede dejar vacío o personalizar según necesidades</text:p>
      <text:p text:style-name="P1"><text:s text:c="8"/>System.out.println("Ola, son un PAJARO e sei falar."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20:58:45.858000000</meta:creation-date>
    <dc:date>2024-01-10T21:31:14.339000000</dc:date>
    <meta:editing-duration>PT22M18S</meta:editing-duration>
    <meta:editing-cycles>1</meta:editing-cycles>
    <meta:document-statistic meta:table-count="0" meta:image-count="0" meta:object-count="0" meta:page-count="8" meta:paragraph-count="306" meta:word-count="1292" meta:character-count="9646" meta:non-whitespace-character-count="7292"/>
    <meta:generator>LibreOffice/7.3.0.3$Windows_X86_64 LibreOffice_project/0f246aa12d0eee4a0f7adcefbf7c878fc2238db3</meta:generator>
  </office:meta>
</office:document-meta>
</file>